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3ed" officeooo:paragraph-rsid="0004e3ed"/>
    </style:style>
    <style:style style:name="P2" style:family="paragraph" style:parent-style-name="Standard">
      <style:text-properties officeooo:rsid="0005e893" officeooo:paragraph-rsid="0005e893"/>
    </style:style>
    <style:style style:name="T1" style:family="text">
      <style:text-properties officeooo:rsid="0005e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aft ideas</text:p>
      <text:p text:style-name="P1"/>
      <text:p text:style-name="P1">For this to be rigerous, we must think about all things covered. In the sense of a mktg or display of information (stage 1, 2, 3) , then what is considered <text:span text:style-name="T1">for stage 3</text:span>? <text:span text:style-name="T1">How is this going to be viewed at scale by a larger audience or in lasting time? </text:span></text:p>
      <text:p text:style-name="P1"/>
      <text:p text:style-name="P1"/>
      <text:p text:style-name="P1">Display of information (itself)</text:p>
      <text:p text:style-name="P1"/>
      <text:p text:style-name="P1">interaction with people (media)</text:p>
      <text:p text:style-name="P1">wb audience?</text:p>
      <text:p text:style-name="P1"/>
      <text:p text:style-name="P1">platform (recognized by who [similar to business declared to gov])</text:p>
      <text:p text:style-name="P1"/>
      <text:p text:style-name="P2">touchgrass</text:p>
      <text:p text:style-name="P1"><text:tab/>what if I reach out to the authors of these topics and get some type of blurb about it?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8T23:58:20.684593365</meta:creation-date>
    <meta:editing-duration>PT1M5S</meta:editing-duration>
    <meta:editing-cycles>2</meta:editing-cycles>
    <meta:generator>LibreOffice/25.8.5.2$Linux_X86_64 LibreOffice_project/252c20f6956e3db0b52e6e2f9dda67263513c8fc</meta:generator>
    <dc:date>2026-03-18T23:59:23.136251070</dc:date>
    <meta:document-statistic meta:table-count="0" meta:image-count="0" meta:object-count="0" meta:page-count="1" meta:paragraph-count="8" meta:word-count="93" meta:character-count="499" meta:non-whitespace-character-count="412"/>
  </office:meta>
</office:document-meta>
</file>